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22A7308A440F92A0593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 fo:min-height="0.656cm" fo:min-width="0.406cm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Object_20_with_20_no_20_fill_20_and_20_no_20_line">
      <style:graphic-properties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draw:transform="rotate (0.785572696322648) translate (1.001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3" draw:id="id3" draw:layer="layout" svg:width="1.27cm" svg:height="1.27cm" draw:transform="rotate (0.785398163397448) translate (11.161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4" draw:id="id4" draw:layer="layout" svg:width="1.27cm" svg:height="1.27cm" draw:transform="rotate (0.785398163397448) translate (1.001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2" draw:id="id2" draw:layer="layout" svg:width="1.27cm" svg:height="1.27cm" draw:transform="rotate (0.785398163397448) translate (11.161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2.534cm" svg:y1="1.898cm" svg:x2="11.424cm" svg:y2="1.898cm" draw:start-shape="id1" draw:start-glue-point="9" draw:end-shape="id2" draw:end-glue-point="5" svg:d="M2534 1898h8890" svg:viewBox="0 0 8891 1">
          <text:p/>
        </draw:connector>
        <draw:connector draw:style-name="gr2" draw:text-style-name="P1" draw:layer="layout" svg:x1="12.059cm" svg:y1="2.533cm" svg:x2="12.059cm" svg:y2="8.883cm" draw:start-shape="id2" draw:start-glue-point="7" draw:end-shape="id3" draw:end-glue-point="11" svg:d="M12059 2533v6350" svg:viewBox="0 0 1 6351">
          <text:p/>
        </draw:connector>
        <draw:connector draw:style-name="gr2" draw:text-style-name="P1" draw:layer="layout" svg:x1="11.424cm" svg:y1="9.518cm" svg:x2="2.534cm" svg:y2="9.518cm" draw:start-shape="id3" draw:start-glue-point="5" draw:end-shape="id4" draw:end-glue-point="9" svg:d="M11424 9518h-8890" svg:viewBox="0 0 8891 1">
          <text:p/>
        </draw:connector>
        <draw:connector draw:style-name="gr2" draw:text-style-name="P1" draw:layer="layout" svg:x1="1.899cm" svg:y1="2.533cm" svg:x2="1.899cm" svg:y2="8.883cm" draw:start-shape="id1" draw:start-glue-point="7" draw:end-shape="id4" draw:end-glue-point="11" svg:d="M1899 2533v6350" svg:viewBox="0 0 1 6351">
          <text:p/>
        </draw:connector>
        <draw:frame draw:style-name="gr3" draw:text-style-name="P2" draw:layer="layout" svg:width="2.856cm" svg:height="2.344cm" draw:transform="rotate (1.5707963267949) translate (3.311cm 5.609cm)">
          <draw:image xlink:href="Pictures/10000000000002A30000022A7308A440F92A0593.bmp" xlink:type="simple" xlink:show="embed" xlink:actuate="onLoad">
            <text:p/>
          </draw:image>
        </draw:frame>
        <draw:frame draw:style-name="gr4" draw:text-style-name="P3" draw:layer="layout" svg:width="2.856cm" svg:height="2.344cm" draw:transform="rotate (1.5707963267949) translate (5.801cm 5.609cm)">
          <draw:image xlink:href="Pictures/10000000000002A30000022A7308A440F92A0593.bmp" xlink:type="simple" xlink:show="embed" xlink:actuate="onLoad">
            <text:p/>
          </draw:image>
        </draw:frame>
        <draw:frame draw:style-name="gr4" draw:text-style-name="P3" draw:layer="layout" svg:width="2.856cm" svg:height="2.344cm" draw:transform="rotate (1.5707963267949) translate (8.264cm 5.609cm)">
          <draw:image xlink:href="Pictures/10000000000002A30000022A7308A440F92A0593.bmp" xlink:type="simple" xlink:show="embed" xlink:actuate="onLoad">
            <text:p/>
          </draw:image>
        </draw:frame>
        <draw:frame draw:style-name="gr4" draw:text-style-name="P3" draw:layer="layout" svg:width="2.856cm" svg:height="2.344cm" draw:transform="rotate (1.5707963267949) translate (3.311cm 8.58cm)">
          <draw:image xlink:href="Pictures/10000000000002A30000022A7308A440F92A0593.bmp" xlink:type="simple" xlink:show="embed" xlink:actuate="onLoad">
            <text:p/>
          </draw:image>
        </draw:frame>
        <draw:frame draw:style-name="gr4" draw:text-style-name="P3" draw:layer="layout" svg:width="2.856cm" svg:height="2.344cm" draw:transform="rotate (1.5707963267949) translate (5.801cm 8.58cm)">
          <draw:image xlink:href="Pictures/10000000000002A30000022A7308A440F92A0593.bmp" xlink:type="simple" xlink:show="embed" xlink:actuate="onLoad">
            <text:p/>
          </draw:image>
        </draw:frame>
        <draw:frame draw:style-name="gr4" draw:text-style-name="P3" draw:layer="layout" svg:width="2.856cm" svg:height="2.344cm" draw:transform="rotate (1.5707963267949) translate (8.264cm 8.58cm)">
          <draw:image xlink:href="Pictures/10000000000002A30000022A7308A440F92A0593.bmp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21:57:23.353000000</meta:creation-date>
    <dc:date>2018-03-03T22:03:27.558000000</dc:date>
    <meta:editing-duration>PT6M4S</meta:editing-duration>
    <meta:editing-cycles>1</meta:editing-cycles>
    <meta:document-statistic meta:object-count="14"/>
    <meta:generator>LibreOffice/5.4.3.2$Windows_X86_64 LibreOffice_project/92a7159f7e4af62137622921e809f8546db437e5</meta:generator>
  </office:meta>
</office:document-meta>
</file>